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FA0000020690D61494.png" manifest:media-type="image/png"/>
  <manifest:file-entry manifest:full-path="Pictures/10000001000001E5000001C979A90E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7.37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7.3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4.118cm" style:use-optimal-column-width="false"/>
    </style:style>
    <style:style style:name="co2" style:family="table-column">
      <style:table-column-properties style:column-width="9.294cm" style:use-optimal-column-width="false"/>
    </style:style>
    <style:style style:name="ro1" style:family="table-row">
      <style:table-row-properties style:row-height="1.13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text-position="super 58%" style:font-name="Cantarell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position="super 58%" style:font-name="Cantarell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7.62cm" svg:x="1cm" svg:y="1cm">
          <draw:text-box>
            <text:p><text:span text:style-name="T1">Grupps</text:span><text:span text:style-name="T1">namn </text:span><text:span text:style-name="T1">och </text:span><text:span text:style-name="T1">logo</text:span><text:span text:style-name="T2">:</text:span></text:p>
          </draw:text-box>
        </draw:frame>
        <draw:frame draw:style-name="gr2" draw:text-style-name="P1" draw:layer="layout" svg:width="13.934cm" svg:height="7.57cm" svg:x="1cm" svg:y="8.67cm">
          <draw:text-box>
            <text:p><text:span text:style-name="T2">Du är alltid välkommen i vår lag, om ...</text:span></text:p>
          </draw:text-box>
        </draw:frame>
        <draw:frame draw:style-name="gr3" draw:text-style-name="P2" draw:layer="layout" svg:width="3.053cm" svg:height="2.876cm" svg:x="1.317cm" svg:y="16.856cm">
          <draw:image xlink:href="Pictures/10000001000001E5000001C979A90E3F.png" xlink:type="simple" xlink:show="embed" xlink:actuate="onLoad" draw:mime-type="image/png">
            <text:p/>
          </draw:image>
        </draw:frame>
        <draw:frame draw:style-name="gr3" draw:text-style-name="P2" draw:layer="layout" svg:width="3.213cm" svg:height="3.289cm" svg:x="4.772cm" svg:y="16.557cm">
          <draw:image xlink:href="Pictures/10000001000001FA0000020690D61494.png" xlink:type="simple" xlink:show="embed" xlink:actuate="onLoad" draw:mime-type="image/png">
            <text:p/>
          </draw:image>
        </draw:frame>
        <draw:frame draw:style-name="gr4" draw:layer="layout" svg:width="13.411cm" svg:height="17.071cm" svg:x="15.217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atumet</text:p>
              </table:table-cell>
              <table:table-cell>
                <text:p text:style-name="P3">Framgång</text:p>
              </table:table-cell>
            </table:table-row>
            <table:table-row table:style-name="ro1" table:default-cell-style-name="ce1">
              <table:table-cell>
                <text:p text:style-name="P3">2024-08-24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08-31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09-07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09-21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09-28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10-05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10-12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10-19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11-09</text:p>
              </table:table-cell>
              <table:table-cell/>
            </table:table-row>
            <table:table-row table:style-name="ro1" table:default-cell-style-name="ce1">
              <table:table-cell>
                <text:p text:style-name="P3">2024-11-23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9:01:29.937966899</meta:creation-date>
    <dc:date>2024-08-24T07:45:46.293936335</dc:date>
    <meta:editing-duration>PT26M31S</meta:editing-duration>
    <meta:editing-cycles>11</meta:editing-cycles>
    <meta:generator>LibreOffice/24.2.5.2$Linux_X86_64 LibreOffice_project/d6e8b0f3fc6e8af2b00cf4969fd0d2fa45b9a62e</meta:generator>
    <meta:document-statistic meta:object-count="5"/>
  </office:meta>
</office:document-meta>
</file>